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00aa0e" officeooo:paragraph-rsid="0000aa0e"/>
    </style:style>
    <style:style style:name="T1" style:family="text">
      <style:text-properties officeooo:rsid="00018675"/>
    </style:style>
    <style:style style:name="T2" style:family="text">
      <style:text-properties officeooo:rsid="000299fb"/>
    </style:style>
    <style:style style:name="T3" style:family="text">
      <style:text-properties officeooo:rsid="000329d3"/>
    </style:style>
    <style:style style:name="T4" style:family="text">
      <style:text-properties officeooo:rsid="000335dd"/>
    </style:style>
    <style:style style:name="T5" style:family="text">
      <style:text-properties officeooo:rsid="0005e751"/>
    </style:style>
    <style:style style:name="T6" style:family="text">
      <style:text-properties officeooo:rsid="000665fa"/>
    </style:style>
    <style:style style:name="T7" style:family="text">
      <style:text-properties officeooo:rsid="00083107"/>
    </style:style>
    <style:style style:name="T8" style:family="text">
      <style:text-properties officeooo:rsid="000843a0"/>
    </style:style>
    <style:style style:name="T9" style:family="text">
      <style:text-properties officeooo:rsid="00090541"/>
    </style:style>
    <style:style style:name="T10" style:family="text">
      <style:text-properties officeooo:rsid="0009bb0b"/>
    </style:style>
    <style:style style:name="T11" style:family="text">
      <style:text-properties officeooo:rsid="000ac91a"/>
    </style:style>
    <style:style style:name="T12" style:family="text">
      <style:text-properties officeooo:rsid="000c832a"/>
    </style:style>
    <style:style style:name="T13" style:family="text">
      <style:text-properties officeooo:rsid="000db03f"/>
    </style:style>
    <style:style style:name="T14" style:family="text">
      <style:text-properties officeooo:rsid="000e4f5e"/>
    </style:style>
    <style:style style:name="T15" style:family="text">
      <style:text-properties officeooo:rsid="00104b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h2&gt;Athirappilly Waterfall &lt;/h2&gt;</text:p>
      <text:p text:style-name="P1"/>
      <text:p text:style-name="P1"><text:tab/>&lt;p&gt;</text:p>
      <text:p text:style-name="P1"><text:tab/>Rien de mieux que la visite <text:span text:style-name="T1">l</text:span>es "Indian Niagara fall" pour vous requinquer après deux semaines de dur la<text:span text:style-name="T1">b</text:span>eur.<text:tab/></text:p>
      <text:p text:style-name="P1"><text:tab/>Du coup cette fois direction la ville d'Athirappilly. /* + image google map*/<text:tab/></text:p>
      <text:p text:style-name="P1"><text:tab/>&lt;/p&gt;</text:p>
      <text:p text:style-name="P1"><text:tab/><text:tab/></text:p>
      <text:p text:style-name="P1"><text:tab/>&lt;p&gt;</text:p>
      <text:p text:style-name="P1"><text:tab/>Mais d'abord comment on fait pour venir jusque là ?</text:p>
      <text:p text:style-name="P1"><text:tab/>Alors pour <text:span text:style-name="T1">ça</text:span>, on va voir notre agent de voyage privé : "the Blue Guy" qui est aussi soit dit en passant </text:p>
      <text:p text:style-name="P1"><text:tab/>notre contact <text:span text:style-name="T13">préféré</text:span> des relations international<text:span text:style-name="T1">es</text:span> !</text:p>
      <text:p text:style-name="P1"><text:tab/>Après planification l'itinéraire est le suivant :</text:p>
      <text:p text:style-name="P1"><text:tab/>&lt;ol&gt;</text:p>
      <text:p text:style-name="P1"><text:tab/><text:tab/>&lt;li&gt; Vous rendre en rickshaw d'Amritapuri à la gare de Kayamkulam (~ 50 min) &lt;/li&gt;</text:p>
      <text:p text:style-name="P1"><text:tab/><text:tab/>&lt;li&gt; Prendre le train jusqu'à Chalakudy (~ 3 h) &lt;/li&gt;</text:p>
      <text:p text:style-name="P1"><text:tab/><text:tab/>&lt;li&gt; Prendre le bus ou le rickshaw pour aller à Athirappilly (~ 1 h )&lt;/li&gt;</text:p>
      <text:p text:style-name="P1"><text:tab/>&lt;/ol&gt;</text:p>
      <text:p text:style-name="P1"><text:tab/>Et voilà, en gros en ~ 4h vous y êtes, mais ça c'est en théorie.</text:p>
      <text:p text:style-name="P1"><text:tab/>Voyons voir ce que ça donne dans la vraie vie ^^.</text:p>
      <text:p text:style-name="P1"><text:tab/>&lt;/p&gt;</text:p>
      <text:p text:style-name="P1"><text:tab/></text:p>
      <text:p text:style-name="P1"><text:tab/>&lt;p&gt;</text:p>
      <text:p text:style-name="P1"><text:tab/><text:tab/>Samedi matin, 6h, branle bas de combat. &lt;/br&gt;</text:p>
      <text:p text:style-name="P1"><text:tab/><text:tab/>6h30-6h45 : <text:span text:style-name="T2">R</text:span>echerche d'un rickshaw, et oui, ils ne sont pas tous aussi matinaux,</text:p>
      <text:p text:style-name="P1"><text:tab/><text:tab/>il nous faudra donc aller jusqu'à l'ashram pour en trouver un.</text:p>
      <text:p text:style-name="P1"><text:tab/><text:tab/>Premier trajet en rickshaw pour Manuel et Hugo, et mine de rien c'est pas très grand !</text:p>
      <text:p text:style-name="P1"/>
      <text:p text:style-name="P1"><text:tab/><text:tab/>7h30 : soit après 45 min nous arrivons bien à la gare de Kayamkulam. <text:span text:style-name="T2">Honnêtement</text:span> je pense que si le conducteur avait pu nous déposer à <text:span text:style-name="T2">l’intérieur</text:span> du wagon il l'aurait fait, tellement </text:p>
      <text:p text:style-name="P1"><text:tab/><text:tab/>il nous <text:span text:style-name="T2">a </text:span>dépos<text:span text:style-name="T2">és</text:span> près de l'entr<text:span text:style-name="T2">ée</text:span>.</text:p>
      <text:p text:style-name="P1"><text:tab/>&lt;/p&gt;</text:p>
      <text:p text:style-name="P1"/>
      <text:p text:style-name="P1"><text:tab/>&lt;p&gt;</text:p>
      <text:p text:style-name="P1"><text:tab/><text:tab/>7h30-45 : Un moment merveilleux, on fait la queue pour acheter les billets.<text:span text:style-name="T13">L</text:span>orsqu’au bout de 15min on arrive au guichet,on demande 3 tickets, seulement la personne ne comprend pas le nom de la ville, on lui montre le papier et <text:span text:style-name="T13">elle</text:span> nous dit :</text:p>
      <text:p text:style-name="P1"><text:tab/><text:tab/>"aller voir le guichet d'en face". Nous y allons et là on demande à nouveau, la dame nous répond <text:span text:style-name="T3">gentiment</text:span>, </text:p>
      <text:p text:style-name="P1"><text:tab/><text:tab/>"pour acheter les billets c'est en face " exactement là d'o<text:span text:style-name="T3">ù</text:span> l'on v<text:span text:style-name="T3">ient</text:span> !! </text:p>
      <text:p text:style-name="P1"><text:tab/><text:tab/>8h nous avons enfin nos billets, départ du train prévu à 8h15.</text:p>
      <text:p text:style-name="P1"><text:tab/><text:tab/>8h15, rien , 8h30 toujours rien , 8h45, le train arrive enfin !! &lt;/br&gt;</text:p>
      <text:p text:style-name="P1"><text:tab/><text:tab/><text:tab/><text:tab/></text:p>
      <text:p text:style-name="P1"><text:tab/><text:tab/>C'est parti pour 3h30, nous montons dans le premier wagon qui nous tombe sous la main. Léger problème, </text:p>
      <text:p text:style-name="P1"><text:tab/><text:tab/>il y a tellement de monde qu’on doit rester dans le couloir debout. Trop bien. </text:p>
      <text:p text:style-name="P1"><text:tab/><text:tab/>9h30 on arrive à <text:span text:style-name="T4">s’asseoir</text:span> au bord du train, <text:span text:style-name="T4">H</text:span>ugo à les deux pieds dehors !</text:p>
      <text:p text:style-name="P1"><text:tab/><text:tab/>vitesse du train 30Km/h en descente..</text:p>
      <text:p text:style-name="P1"/>
      <text:p text:style-name="P1"/>
      <text:p text:style-name="P1"><text:tab/>&lt;/p&gt;</text:p>
      <text:p text:style-name="P1"><text:tab/><text:tab/>12h30 : on arrive enfin en gare de Athirappilly. Nous prenons alors le déjeuner dans un</text:p>
      <text:p text:style-name="P1"><text:tab/><text:tab/>petit restaurant voisin.&lt;/br&gt;</text:p>
      <text:p text:style-name="P1"><text:tab/><text:tab/>13h15 : Nous demandons à un rickshaw le prix pour aller jusqu'au waterfall et à la gare de bus:</text:p>
      <text:p text:style-name="P1"><text:tab/><text:tab/><text:tab/><text:tab/><text:tab/><text:tab/><text:tab/>waterfall : 700 Rs (10€ pour 3)</text:p>
      <text:p text:style-name="P1"><text:tab/><text:tab/><text:tab/><text:tab/><text:tab/><text:tab/><text:tab/>Gare de bus : 50 Rs (- 1€ pour 3)</text:p>
      <text:p text:style-name="P1"><text:tab/><text:tab/>Sans hésiter nous allons à la gare, et la les choses se corsent, il faut trouver les horaires</text:p>
      <text:p text:style-name="P1"><text:tab/><text:tab/>et le bus pour les chutes d'eau. Autrement dit mission quasi impossible. En effet les Indiens</text:p>
      <text:p text:style-name="P1"><text:tab/><text:tab/>non pas d'horaires de bus ils savent juste qu'il va arriver. Pour ce qui est de trouver le bon,</text:p>
      <text:p text:style-name="P1"><text:tab/><text:tab/>une seul solution demander à tous les <text:span text:style-name="T5">contrôleurs.</text:span> &lt;/br&gt;<text:tab/><text:tab/></text:p>
      <text:p text:style-name="P1"><text:tab/><text:tab/><text:tab/>13h45 : le bus arrive, et la on voit les Indiens se précipiter pour monter dans le bus.</text:p>
      <text:p text:style-name="P1"><text:tab/><text:tab/>Si vous <text:span text:style-name="T5">n’</text:span>avez pas bien saisi je vous la refait : des Indiens qui se pressent !</text:p>
      <text:p text:style-name="P1"><text:tab/><text:tab/>Et oui pas de place assises pour tous le monde, et en plus attention les Femmmes à l'avant du bus,</text:p>
      <text:p text:style-name="P1"><text:tab/><text:tab/>les hommes à l'arrière ( un exemple de misogynie, un!).</text:p>
      <text:p text:style-name="P1"><text:tab/><text:tab/></text:p>
      <text:p text:style-name="P1"><text:tab/><text:tab/>Bon à savoir, il n'existe pas vraiment d'arrêt de bus, il suffit que le <text:span text:style-name="T5">contrôleur</text:span> (un par bus ) </text:p>
      <text:p text:style-name="P1"><text:tab/><text:tab/>connaisse l'endroit et il fait arrêter le bus. Après 1h30 sur des routes de montagnes nous arrivons </text:p>
      <text:p text:style-name="P1"><text:tab/><text:tab/>enfin au chutes d'eau.</text:p>
      <text:p text:style-name="P1"><text:tab/><text:tab/><text:tab/><text:tab/><text:tab/><text:tab/><text:tab/></text:p>
      <text:p text:style-name="P1"/>
      <text:p text:style-name="P1"><text:tab/>&lt;p&gt;</text:p>
      <text:p text:style-name="P1"><text:tab/><text:tab/>Arrive donc le temps de <text:span text:style-name="T6">la</text:span> récompense, la compagnie de singe et un bon bain (habillés attention).</text:p>
      <text:p text:style-name="P1"><text:tab/><text:tab/>La vue et l'ambiance sont superbe. Par contre vous aurez du mal à lire ou dormir, tous les </text:p>
      <text:p text:style-name="P1"><text:tab/><text:tab/>gens autours de vous viennent vous parler et se <text:span text:style-name="T6">faire</text:span> prendre en photo avec vous.</text:p>
      <text:p text:style-name="P1"><text:tab/><text:tab/></text:p>
      <text:p text:style-name="P1"><text:tab/>&lt;/p&gt;</text:p>
      <text:p text:style-name="P1"><text:tab/></text:p>
      <text:p text:style-name="P1"><text:tab/>&lt;p&gt;</text:p>
      <text:p text:style-name="P1"><text:tab/><text:tab/>17h30 : arrive le temps de se trouver un logement. Nous descendons donc tranquillement vers les habitations</text:p>
      <text:p text:style-name="P1"><text:tab/><text:tab/>les plus proches. Au passage nous voyons une bouteilles d'eau "neuve" qui fait sauter son bouchon.</text:p>
      <text:p text:style-name="P1"><text:tab/><text:tab/>Pour nous reme<text:span text:style-name="T7">t</text:span>tre de ces émotions nous nous <text:span text:style-name="T7">arrêtons</text:span> prendre un thé. </text:p>
      <text:p text:style-name="P1"><text:tab/><text:tab/>L<text:span text:style-name="T7">à</text:span> le serveur nous dit qu'il à des chambres si l'on souh<text:span text:style-name="T7">a</text:span>ite passer la nuit. En fait au bout de 2 min</text:p>
      <text:p text:style-name="P1"><text:tab/><text:tab/>il se rend compte qu'il n'a qu'une chambre 2 places et que l'on <text:span text:style-name="T8">est</text:span> trois !</text:p>
      <text:p text:style-name="P1"><text:tab/>&lt;/p&gt;</text:p>
      <text:p text:style-name="P1"><text:tab/></text:p>
      <text:p text:style-name="P1"><text:tab/>&lt;p&gt;</text:p>
      <text:p text:style-name="P1"><text:tab/><text:tab/>18h30 : nous trouvons enfin un <text:span text:style-name="T9">hôtel.</text:span> Nous en profitons pour nous balader et nous restaurer.</text:p>
      <text:p text:style-name="P1"><text:tab/>&lt;/p&gt;</text:p>
      <text:p text:style-name="P1"><text:tab/></text:p>
      <text:p text:style-name="P1"><text:tab/>&lt;p&gt;</text:p>
      <text:p text:style-name="P1"><text:tab/><text:tab/>Après une nuit agit<text:span text:style-name="T9">ée</text:span>. Merci (moi) d'avoir <text:span text:style-name="T9">réveiller</text:span> tou<text:span text:style-name="T14">t</text:span> le monde à 3h en <text:span text:style-name="T9">tapant</text:span> malencontreusement dans la bouteille d'eau.</text:p>
      <text:p text:style-name="P1"><text:tab/><text:tab/>Nous parton<text:span text:style-name="T9">s</text:span> à la seconde cascade qui est 5 km <text:span text:style-name="T14">après</text:span> la première. </text:p>
      <text:p text:style-name="P1"><text:tab/><text:tab/>Malheureusement les rickshaw sont ici aussi r<text:span text:style-name="T10">a</text:span>re<text:span text:style-name="T10">s</text:span> que les <text:span text:style-name="T10">caribous</text:span> dans un désert.</text:p>
      <text:p text:style-name="P1"><text:tab/><text:tab/>Après un temps certain, nous en trouvons un qui nous y <text:span text:style-name="T10">emmène.</text:span></text:p>
      <text:p text:style-name="P1"><text:tab/><text:tab/>Les paysages sont époustouflant<text:span text:style-name="T11">s</text:span>. </text:p>
      <text:p text:style-name="P1"><text:tab/>&lt;/p&gt;</text:p>
      <text:p text:style-name="P1"><text:tab/></text:p>
      <text:p text:style-name="P1"><text:tab/>&lt;p&gt;</text:p>
      <text:p text:style-name="P1"><text:tab/><text:tab/>Viens alors le temps de repartir, seulement plus de rickshaw, les bus touristique<text:span text:style-name="T11">s</text:span> ne veulent pas nous prendre.</text:p>
      <text:p text:style-name="P1"><text:tab/><text:tab/>Nous descendons alors à ce qui <text:span text:style-name="T11">ressemble</text:span> à un poste de garde qui fait entrer les gens dans la <text:span text:style-name="T11">réserve</text:span> naturel<text:span text:style-name="T11">le</text:span>.</text:p>
      <text:p text:style-name="P1"><text:tab/><text:tab/>Prochain et unique bus de la matinée d'ici 45 min, <text:span text:style-name="T11">tranquille</text:span> les <text:span text:style-name="T11">gars.</text:span></text:p>
      <text:p text:style-name="P1"><text:tab/><text:tab/>Et du coup là c'est tous le chemin inverse, à deux différence<text:span text:style-name="T15">s</text:span> pr<text:span text:style-name="T11">ê</text:span>t. </text:p>
      <text:p text:style-name="P1"><text:tab/><text:tab/>La première la route retour est en descente coté précipice, du coup le chauffeur fait son f<text:span text:style-name="T11">ou</text:span>fou en conduisant</text:p>
      <text:p text:style-name="P1"><text:tab/><text:tab/>à l'Indienne (c'est à dire à fond) et cette fois le précipice <text:span text:style-name="T11">n’</text:span>est vraiment pas loin.</text:p>
      <text:p text:style-name="P1"><text:tab/><text:tab/><text:span text:style-name="T11">Deuxièmement</text:span> pour le train on fait la rencontre d'Indien super sympas et <text:s/>cette fois si on ne reste pas debout.</text:p>
      <text:p text:style-name="P1"><text:tab/><text:tab/>Nous nous <text:span text:style-name="T12">asseyons</text:span> sur les portes bagages, c'est trop fort !</text:p>
      <text:p text:style-name="P1"><text:tab/>&lt;/p&gt;</text:p>
      <text:p text:style-name="P1"><text:tab/></text:p>
      <text:p text:style-name="P1"><text:tab/>&lt;p&gt;</text:p>
      <text:p text:style-name="P1"><text:tab/><text:tab/>Ce Magnifique <text:span text:style-name="T12">week-end</text:span> touche alors à sa fin, il est temps pour nous de prendre un repos bien mérit<text:span text:style-name="T12">é</text:span>.</text:p>
      <text:p text:style-name="P1"><text:tab/>&lt;/p&gt;</text:p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Lucida Sans Unicode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0T15:39:05.109000000</meta:creation-date>
    <dc:date>2015-06-20T16:02:16.031000000</dc:date>
    <meta:editing-duration>PT19M57S</meta:editing-duration>
    <meta:editing-cycles>17</meta:editing-cycles>
    <meta:generator>LibreOffice/4.1.3.2$Windows_x86 LibreOffice_project/70feb7d99726f064edab4605a8ab840c50ec57a</meta:generator>
    <meta:document-statistic meta:table-count="0" meta:image-count="0" meta:object-count="0" meta:page-count="1" meta:paragraph-count="101" meta:word-count="1001" meta:character-count="5567" meta:non-whitespace-character-count="4456"/>
  </office:meta>
</office:document-meta>
</file>